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ed9" officeooo:paragraph-rsid="00040962"/>
    </style:style>
    <style:style style:name="P2" style:family="paragraph" style:parent-style-name="Standard">
      <style:text-properties officeooo:rsid="00010ed9" officeooo:paragraph-rsid="0005c6f6"/>
    </style:style>
    <style:style style:name="P3" style:family="paragraph" style:parent-style-name="Standard">
      <style:text-properties officeooo:rsid="000289ec" officeooo:paragraph-rsid="000289ec"/>
    </style:style>
    <style:style style:name="P4" style:family="paragraph" style:parent-style-name="Standard">
      <style:text-properties officeooo:rsid="00040962" officeooo:paragraph-rsid="00040962"/>
    </style:style>
    <style:style style:name="P5" style:family="paragraph" style:parent-style-name="Standard">
      <style:text-properties officeooo:rsid="00040962" officeooo:paragraph-rsid="0005c6f6"/>
    </style:style>
    <style:style style:name="P6" style:family="paragraph" style:parent-style-name="Standard">
      <style:text-properties fo:font-weight="bold" officeooo:rsid="00040962" officeooo:paragraph-rsid="00040962" style:font-weight-asian="bold" style:font-weight-complex="bold"/>
    </style:style>
    <style:style style:name="P7" style:family="paragraph" style:parent-style-name="Standard">
      <style:text-properties fo:font-weight="bold" officeooo:rsid="00040962" officeooo:paragraph-rsid="0005c6f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5c6f6" officeooo:paragraph-rsid="0005c6f6" style:font-weight-asian="bold" style:font-weight-complex="bold"/>
    </style:style>
    <style:style style:name="P9" style:family="paragraph" style:parent-style-name="Standard">
      <style:text-properties fo:font-weight="normal" officeooo:rsid="00040962" officeooo:paragraph-rsid="0004096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40962" officeooo:paragraph-rsid="0005c6f6" style:font-weight-asian="normal" style:font-weight-complex="normal"/>
    </style:style>
    <style:style style:name="P11" style:family="paragraph" style:parent-style-name="Standard">
      <style:text-properties fo:font-weight="normal" officeooo:rsid="00040962" officeooo:paragraph-rsid="0005c6f6" style:font-weight-asian="normal" style:font-weight-complex="normal"/>
    </style:style>
    <style:style style:name="P12" style:family="paragraph" style:parent-style-name="Standard">
      <style:text-properties fo:font-weight="normal" officeooo:rsid="0005c6f6" officeooo:paragraph-rsid="0005c6f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5c6f6" officeooo:paragraph-rsid="0005c6f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9999ff" fo:font-weight="bold" officeooo:rsid="0005c6f6" officeooo:paragraph-rsid="0005c6f6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9999ff" fo:font-size="14pt" fo:font-weight="bold" officeooo:rsid="0005c6f6" officeooo:paragraph-rsid="0005c6f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05c6f6" officeooo:paragraph-rsid="0005c6f6"/>
    </style:style>
    <style:style style:name="P17" style:family="paragraph" style:parent-style-name="Standard">
      <style:paragraph-properties fo:text-align="start" style:justify-single-word="false"/>
      <style:text-properties fo:color="#9999ff" fo:font-weight="bold" officeooo:rsid="00040962" officeooo:paragraph-rsid="00040962" style:font-weight-asian="bold" style:font-weight-complex="bold"/>
    </style:style>
    <style:style style:name="P18" style:family="paragraph" style:parent-style-name="Standard">
      <style:text-properties fo:font-weight="bold" officeooo:rsid="00040962" officeooo:paragraph-rsid="00040962" style:font-weight-asian="bold" style:font-weight-complex="bold"/>
    </style:style>
    <style:style style:name="P19" style:family="paragraph" style:parent-style-name="Header">
      <style:text-properties officeooo:rsid="0036614a" officeooo:paragraph-rsid="0007b7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eps to execute</text:p>
      <text:p text:style-name="P14">For Local:</text:p>
      <text:p text:style-name="P16">Connect to the EC2 instance.</text:p>
      <text:p text:style-name="P5"/>
      <text:p text:style-name="P2">Install pip:</text:p>
      <text:p text:style-name="P2"><text:tab/>sudo apt-get update</text:p>
      <text:p text:style-name="P2"><text:tab/>sudo apt-get install python-pip</text:p>
      <text:p text:style-name="P2">Install boto:</text:p>
      <text:p text:style-name="P2"><text:tab/>sudo pip install boto</text:p>
      <text:p text:style-name="P2"/>
      <text:p text:style-name="P7">Transfer files:</text:p>
      <text:p text:style-name="P11">Client.py</text:p>
      <text:p text:style-name="P12">sleep_0_100000.txt</text:p>
      <text:p text:style-name="P10"/>
      <text:p text:style-name="P8">Execute:</text:p>
      <text:p text:style-name="P13">python Client.py -s QNAME -t 8 -w sleep_0_100000.txt </text:p>
      <text:p text:style-name="P13"/>
      <text:p text:style-name="P17">For remote:</text:p>
      <text:p text:style-name="P6">For client:</text:p>
      <text:p text:style-name="P4">Connect to the client.</text:p>
      <text:p text:style-name="P1">Install pip:</text:p>
      <text:p text:style-name="P1"><text:tab/>sudo apt-get update</text:p>
      <text:p text:style-name="P1"><text:tab/>sudo apt-get install python-pip</text:p>
      <text:p text:style-name="P1">Install boto:</text:p>
      <text:p text:style-name="P1"><text:tab/>sudo pip install boto</text:p>
      <text:p text:style-name="P1"/>
      <text:p text:style-name="P6">Transfer files:</text:p>
      <text:p text:style-name="P9">remoteClient.py</text:p>
      <text:p text:style-name="P9">webserver.cfg.txt</text:p>
      <text:p text:style-name="P12">sleep_0_100000.txt</text:p>
      <text:p text:style-name="P12">.</text:p>
      <text:p text:style-name="P12">.</text:p>
      <text:p text:style-name="P12">. <text:tab/><text:tab/><text:tab/>(All workload files)</text:p>
      <text:p text:style-name="P12"/>
      <text:p text:style-name="P3">for sleep 0: </text:p>
      <text:p text:style-name="P3">python remoteClient.py -s requestqueue -w sleep_0_10000.txt </text:p>
      <text:p text:style-name="P3">python remoteClient.py -s requestqueue -w sleep_0_20000.txt </text:p>
      <text:p text:style-name="P3">python remoteClient.py -s requestqueue -w sleep_0_40000.txt </text:p>
      <text:p text:style-name="P3">python remoteClient.py -s requestqueue -w sleep_0_80000.txt </text:p>
      <text:p text:style-name="P3">python remoteClient.py -s requestqueue -w sleep_0_160000.txt </text:p>
      <text:p text:style-name="P3"/>
      <text:p text:style-name="P3">for sleep 10ms </text:p>
      <text:p text:style-name="P3">python remoteClient.py -s requestqueue -w sleep_10_1000.txt </text:p>
      <text:p text:style-name="P3">python remoteClient.py -s requestqueue -w sleep_10_2000.txt </text:p>
      <text:p text:style-name="P3">python remoteClient.py -s requestqueue -w sleep_10_4000.txt </text:p>
      <text:p text:style-name="P3">python remoteClient.py -s requestqueue -w sleep_10_8000.txt </text:p>
      <text:p text:style-name="P3"><text:soft-page-break/>python remoteClient.py -s requestqueue -w sleep_10_16000.txt </text:p>
      <text:p text:style-name="P3"/>
      <text:p text:style-name="P3">for sleep 1000ms: </text:p>
      <text:p text:style-name="P3">python remoteClient.py -s requestqueue -w sleep_1000ms_100.txt </text:p>
      <text:p text:style-name="P3">python remoteClient.py -s requestqueue -w sleep_1000ms_200.txt </text:p>
      <text:p text:style-name="P3">python remoteClient.py -s requestqueue -w sleep_1000ms_400.txt </text:p>
      <text:p text:style-name="P3">python remoteClient.py -s requestqueue -w sleep_1000ms_800.txt </text:p>
      <text:p text:style-name="P3">python remoteClient.py -s requestqueue -w sleep_1000ms_1600.txt </text:p>
      <text:p text:style-name="P3"/>
      <text:p text:style-name="P3"/>
      <text:p text:style-name="P3">for sleep 10000ms: </text:p>
      <text:p text:style-name="P3">python remoteClient.py -s requestqueue -w sleep_10000ms_10.txt </text:p>
      <text:p text:style-name="P3">python remoteClient.py -s requestqueue -w sleep_10000ms_20.txt </text:p>
      <text:p text:style-name="P3">python remoteClient.py -s requestqueue -w sleep_10000ms_40.txt </text:p>
      <text:p text:style-name="P3">python remoteClient.py -s requestqueue -w sleep_10000ms_80.txt </text:p>
      <text:p text:style-name="P3">python remoteClient.py -s requestqueue -w sleep_10000ms_160.txt </text:p>
      <text:p text:style-name="P3"/>
      <text:p text:style-name="P6">For client:</text:p>
      <text:p text:style-name="P4">Connect to the client.</text:p>
      <text:p text:style-name="P1">Install pip:</text:p>
      <text:p text:style-name="P1"><text:tab/>sudo apt-get update</text:p>
      <text:p text:style-name="P1"><text:tab/>sudo apt-get install python-pip</text:p>
      <text:p text:style-name="P1">Install boto:</text:p>
      <text:p text:style-name="P1"><text:tab/>sudo pip install boto</text:p>
      <text:p text:style-name="P1"/>
      <text:p text:style-name="P6">Transfer files:</text:p>
      <text:p text:style-name="P9">remoteWorker.py</text:p>
      <text:p text:style-name="P9">worker.cfg.txt</text:p>
      <text:p text:style-name="P3"/>
      <text:p text:style-name="P6">Execute:</text:p>
      <text:p text:style-name="P3">python remoteWorker.py –s requestqueue –t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6614a" officeooo:paragraph-rsid="0007b7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20361180<text:tab/><text:tab/>Sampada Pinga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7:05:09.276538585</meta:creation-date>
    <dc:date>2016-04-29T23:57:13.498677502</dc:date>
    <meta:editing-duration>PT17M1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65" meta:word-count="239" meta:character-count="2044" meta:non-whitespace-character-count="1831"/>
  </office:meta>
</office:document-meta>
</file>